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135c"/>
    </style:style>
    <style:style style:name="P2" style:family="paragraph" style:parent-style-name="Standard">
      <style:text-properties officeooo:paragraph-rsid="0020135c"/>
    </style:style>
    <style:style style:name="P3" style:family="paragraph" style:parent-style-name="Standard">
      <style:paragraph-properties fo:break-before="page"/>
      <style:text-properties officeooo:paragraph-rsid="002013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div class="date date-6"&gt;сб, 5 окт&lt;/div&gt;</text:p>
      <text:p text:style-name="P1">&lt;div class="day"&gt;Завтра&lt;/div&gt;</text:p>
      <text:p text:style-name="P1">&lt;div class="tab-temp tab-charts"&gt;</text:p>
      <text:p text:style-name="P1"><text:tab/>&lt;div class="chart" style="height: 47px"&gt;</text:p>
      <text:p text:style-name="P1"><text:tab/><text:tab/>&lt;div class="values" style="height: 47px"&gt;</text:p>
      <text:p text:style-name="P1"><text:tab/><text:tab/><text:tab/>&lt;div class="value" style="top: 16px;width: 50%;"&gt;</text:p>
      <text:p text:style-name="P1">&lt;temperature-value value="6" from-unit="c" reactive&gt;&lt;/temperature-value&gt;</text:p>
      <text:p text:style-name="P1"><text:tab/><text:tab/><text:tab/>&lt;/div&gt;</text:p>
      <text:p text:style-name="P1"><text:tab/><text:tab/><text:tab/>&lt;div class="value" style="top: 0px;width: 50%;"&gt;</text:p>
      <text:p text:style-name="P1">&lt;temperature-value value="12" from-unit="c" reactive&gt;&lt;/temperature-value&gt;</text:p>
      <text:p text:style-name="P1"><text:tab/><text:tab/><text:tab/>&lt;/div&gt;</text:p>
      <text:p text:style-name="P1"><text:tab/><text:tab/>&lt;/div&gt;</text:p>
      <text:p text:style-name="P1"/>
      <text:p text:style-name="P1"/>
      <text:p text:style-name="P1">curl_easy_setopt(curl, CURLOPT_URL, "https://www.gismeteo.ru/weather-sankt-peterburg-4079/tomorrow/"); <text:s/>/</text:p>
      <text:p text:style-name="P3">size_t write_data(void *ptr, size_t size, size_t nmemb, FILE *stream) {</text:p>
      <text:p text:style-name="P1"><text:s text:c="4"/>size_t written = fwrite(ptr, size, nmemb, stream);</text:p>
      <text:p text:style-name="P1"><text:s text:c="4"/>return written;</text:p>
      <text:p text:style-name="P1">}</text:p>
      <text:p text:style-name="P1"/>
      <text:p text:style-name="P1">int main() {</text:p>
      <text:p text:style-name="P1"><text:s text:c="4"/>curl_global_init(CURL_GLOBAL_ALL);</text:p>
      <text:p text:style-name="P1"><text:s text:c="4"/>CURL *curl = curl_easy_init();</text:p>
      <text:p text:style-name="P1"><text:s text:c="4"/>std::string text;</text:p>
      <text:p text:style-name="P1"><text:s text:c="4"/>if (curl) {</text:p>
      <text:p text:style-name="P1"><text:s text:c="8"/>curl_easy_setopt(curl, CURLOPT_URL, "https://www.gismeteo.ru/weather-sankt-peterburg-4079/tomorrow/"); // Replace with the actual URL</text:p>
      <text:p text:style-name="P1"><text:s text:c="8"/>curl_easy_setopt(curl, CURLOPT_WRITEFUNCTION, write_data);</text:p>
      <text:p text:style-name="P1"><text:s text:c="8"/>FILE *file = fopen("/home/alex/рабочие клиент и сервер/parser_ver1/downloaded_file.txt", "wb"); // Replace with the desired filename</text:p>
      <text:p text:style-name="P1"><text:s text:c="8"/>if (!file) {</text:p>
      <text:p text:style-name="P1"><text:s text:c="12"/>fprintf(stderr, "Failed to open file\n");</text:p>
      <text:p text:style-name="P1"><text:s text:c="12"/>return 1;</text:p>
      <text:p text:style-name="P1"><text:s text:c="8"/>}</text:p>
      <text:p text:style-name="P1"><text:s text:c="8"/>curl_easy_setopt(curl, CURLOPT_WRITEDATA, file);</text:p>
      <text:p text:style-name="P1"><text:s text:c="8"/>CURLcode res = curl_easy_perform(curl); // Perform the download</text:p>
      <text:p text:style-name="P1"><text:s text:c="8"/>if (res != CURLE_OK) {</text:p>
      <text:p text:style-name="P1"><text:s text:c="12"/>fprintf(stderr, "curl_easy_perform() failed: %s\n", curl_easy_strerror(res));</text:p>
      <text:p text:style-name="P1"><text:s text:c="8"/>}</text:p>
      <text:p text:style-name="P1"><text:s text:c="8"/>fclose(file);</text:p>
      <text:p text:style-name="P1"><text:s text:c="8"/>curl_easy_cleanup(curl);</text:p>
      <text:p text:style-name="P1"><text:s text:c="4"/>}</text:p>
      <text:p text:style-name="P1"><text:s text:c="4"/>curl_global_cleanup();</text:p>
      <text:p text:style-name="P1"><text:s text:c="4"/>return 0;</text:p>
      <text:p text:style-name="P1">}</text:p>
      <text:p text:style-name="P3">std::string get_http()</text:p>
      <text:p text:style-name="P1">{</text:p>
      <text:p text:style-name="P1"><text:s text:c="4"/>CURL *curl;</text:p>
      <text:p text:style-name="P1"><text:s text:c="4"/>CURLcode res;</text:p>
      <text:p text:style-name="P1"><text:s text:c="4"/>std::string full_info;</text:p>
      <text:p text:style-name="P1"/>
      <text:p text:style-name="P1"><text:s text:c="4"/>curl = curl_easy_init();</text:p>
      <text:p text:style-name="P1"><text:s text:c="4"/>if(curl) {</text:p>
      <text:p text:style-name="P1"><text:s text:c="8"/>curl_easy_setopt(curl, CURLOPT_SSL_VERIFYPEER, false); // отключили сертификацию</text:p>
      <text:p text:style-name="P1"><text:s text:c="8"/>curl_easy_setopt(curl, CURLOPT_URL, "https://www.gismeteo.ru/weather-sankt-peterburg-4079/tomorrow/"); <text:s/>//ищем слово Войти, там есть ссылка https://www.cyberforum.ru/auth.php</text:p>
      <text:p text:style-name="P1"><text:s text:c="12"/>// переходим на нее</text:p>
      <text:p text:style-name="P1"><text:s text:c="8"/>// example.com is redirected, so we tell libcurl to follow redirection</text:p>
      <text:p text:style-name="P1"><text:s text:c="8"/>curl_easy_setopt(curl, CURLOPT_FOLLOWLOCATION, 1L);</text:p>
      <text:p text:style-name="P1"/>
      <text:p text:style-name="P1"/>
      <text:p text:style-name="P1"/>
      <text:p text:style-name="P1"><text:s text:c="8"/>// Perform the request, res will get the return code</text:p>
      <text:p text:style-name="P1"><text:s text:c="8"/>std::cout &lt;&lt; "\n\n\n\n\n\n================================================================\n\n\n\n" &lt;&lt; std::endl;</text:p>
      <text:p text:style-name="P1"><text:s text:c="8"/>std::cout &lt;&lt; curl_easy_perform(curl) &lt;&lt;std::endl;</text:p>
      <text:p text:style-name="P1"><text:s text:c="8"/>std::cout &lt;&lt; "\n\n\n\n\n\n================================================================\n\n\n\n" &lt;&lt; std::endl;</text:p>
      <text:p text:style-name="P1"><text:s text:c="8"/>/*res = curl_easy_perform(curl); //выводит результат</text:p>
      <text:p text:style-name="P1"><text:s text:c="8"/>// Check for errors</text:p>
      <text:p text:style-name="P1"><text:s text:c="8"/>if(res != CURLE_OK)</text:p>
      <text:p text:style-name="P1"><text:s text:c="8"/>{</text:p>
      <text:p text:style-name="P1"/>
      <text:p text:style-name="P1"><text:s text:c="12"/>full_info=res;</text:p>
      <text:p text:style-name="P1"><text:s text:c="16"/>//fprintf(stderr, "curl_easy_perform() failed: %s\n", curl_easy_strerror(res));</text:p>
      <text:p text:style-name="P1"/>
      <text:p text:style-name="P1"><text:s text:c="8"/>}</text:p>
      <text:p text:style-name="P1"><text:s text:c="8"/>// always cleanup*/</text:p>
      <text:p text:style-name="P1"><text:s text:c="8"/>curl_easy_cleanup(curl);</text:p>
      <text:p text:style-name="P1"><text:s text:c="4"/>}</text:p>
      <text:p text:style-name="P1"><text:s text:c="4"/>return full_info;</text:p>
      <text:p text:style-name="P1">}</text:p>
      <text:p text:style-name="P1">void start_parse(std::string code_of_pages)</text:p>
      <text:p text:style-name="P1">{</text:p>
      <text:p text:style-name="P1"/>
      <text:p text:style-name="P1">}</text:p>
      <text:p text:style-name="P1"/>
      <text:p text:style-name="P1">int main(void)</text:p>
      <text:p text:style-name="P1">{</text:p>
      <text:p text:style-name="P1"><text:s text:c="4"/>start_parse(get_http());</text:p>
      <text:p text:style-name="P1">return 0;</text:p>
      <text:p text:style-name="P1">}</text:p>
      <text:p text:style-name="P3">// функция, вызываемая cURL для записи полученых данных</text:p>
      <text:p text:style-name="P1"/>
      <text:p text:style-name="P1">std::string curlBuffer;</text:p>
      <text:p text:style-name="P1"/>
      <text:p text:style-name="P1">size_t curlWriteFunc(char *data, size_t size, size_t nmemb, std::string *buffer)</text:p>
      <text:p text:style-name="P1">{</text:p>
      <text:p text:style-name="P1"><text:s text:c="4"/>size_t result = 0;</text:p>
      <text:p text:style-name="P1"><text:s text:c="4"/>if (buffer != NULL)</text:p>
      <text:p text:style-name="P1"><text:s text:c="4"/>{</text:p>
      <text:p text:style-name="P1"><text:s text:c="8"/>buffer-&gt;append(data, size * nmemb);</text:p>
      <text:p text:style-name="P1"><text:s text:c="8"/>result = size * nmemb;</text:p>
      <text:p text:style-name="P1"><text:s text:c="4"/>}</text:p>
      <text:p text:style-name="P1"><text:s text:c="4"/>return result;</text:p>
      <text:p text:style-name="P1">}</text:p>
      <text:p text:style-name="P1"/>
      <text:p text:style-name="P1">int main(int argc, char *argv[])</text:p>
      <text:p text:style-name="P1"/>
      <text:p text:style-name="P1">{</text:p>
      <text:p text:style-name="P1"/>
      <text:p text:style-name="P1"><text:s text:c="4"/>// запрашиваемая страничка(путь до login screen)</text:p>
      <text:p text:style-name="P1"><text:s text:c="4"/>const char *url = "https://www.gismeteo.ru/weather-sankt-peterburg-4079/tomorrow/";</text:p>
      <text:p text:style-name="P1"><text:s text:c="4"/>// передаваемые параметры</text:p>
      <text:p text:style-name="P1"><text:s text:c="4"/>const char *urlPOST = "login=ИМЯ&amp;password=ПАСС&amp;cmd=login";</text:p>
      <text:p text:style-name="P1"><text:s text:c="4"/>// буфер для сохранения текстовых ошибок</text:p>
      <text:p text:style-name="P1"><text:s text:c="4"/>char curlErrorBuffer[CURL_ERROR_SIZE];</text:p>
      <text:p text:style-name="P1"><text:s text:c="4"/>CURL *curl = curl_easy_init();</text:p>
      <text:p text:style-name="P1"><text:s text:c="4"/>if (curl) {</text:p>
      <text:p text:style-name="P1"><text:s text:c="8"/>curl_easy_setopt(curl, CURLOPT_ERRORBUFFER, curlErrorBuffer);</text:p>
      <text:p text:style-name="P1"><text:s text:c="8"/>// задаем URL...</text:p>
      <text:p text:style-name="P1"><text:s text:c="8"/>curl_easy_setopt(curl, CURLOPT_URL, url);</text:p>
      <text:p text:style-name="P1"><text:s text:c="8"/>// переходить по "Location:" указаному в HTTP заголовке</text:p>
      <text:p text:style-name="P1"><text:s text:c="8"/>curl_easy_setopt(curl, CURLOPT_FOLLOWLOCATION, true); //Алекс: под вопросом надо ли...</text:p>
      <text:p text:style-name="P1"><text:s text:c="8"/>// не проверять сертификат удаленного сервера</text:p>
      <text:p text:style-name="P1"><text:s text:c="8"/>curl_easy_setopt(curl, CURLOPT_SSL_VERIFYPEER, false);</text:p>
      <text:p text:style-name="P1"><text:s text:c="8"/>// использовать метод POST для отправки данных</text:p>
      <text:p text:style-name="P1"><text:s text:c="8"/>curl_easy_setopt(curl, CURLOPT_POST, 1);</text:p>
      <text:p text:style-name="P1"><text:s text:c="8"/>// параметры POST</text:p>
      <text:p text:style-name="P1"><text:s text:c="8"/>curl_easy_setopt(curl, CURLOPT_POSTFIELDS, urlPOST);</text:p>
      <text:p text:style-name="P1"/>
      <text:p text:style-name="P1"><text:s text:c="8"/>// функция, вызываемая cURL для записи полученых данных</text:p>
      <text:p text:style-name="P1"/>
      <text:p text:style-name="P1"><text:s text:c="8"/>curl_easy_setopt(curl, CURLOPT_WRITEDATA, &amp;curlBuffer);</text:p>
      <text:p text:style-name="P1"/>
      <text:p text:style-name="P1"><text:s text:c="8"/>curl_easy_setopt(curl, CURLOPT_WRITEFUNCTION, curlWriteFunc);</text:p>
      <text:p text:style-name="P1"/>
      <text:p text:style-name="P1"/>
      <text:p text:style-name="P1"/>
      <text:p text:style-name="P1"><text:s text:c="8"/>// выполнить запрос</text:p>
      <text:p text:style-name="P1"/>
      <text:p text:style-name="P1"><text:s text:c="8"/>CURLcode curlResult = curl_easy_perform(curl);</text:p>
      <text:p text:style-name="P1"/>
      <text:p text:style-name="P1"><text:soft-page-break/><text:s text:c="8"/>// завершение сеанса</text:p>
      <text:p text:style-name="P1"/>
      <text:p text:style-name="P1"><text:s text:c="8"/>curl_easy_cleanup(curl);</text:p>
      <text:p text:style-name="P1"/>
      <text:p text:style-name="P1"/>
      <text:p text:style-name="P1"/>
      <text:p text:style-name="P1"><text:s text:c="8"/>if (curlResult == CURLE_OK)</text:p>
      <text:p text:style-name="P1"/>
      <text:p text:style-name="P1"><text:s text:c="8"/>{</text:p>
      <text:p text:style-name="P1"/>
      <text:p text:style-name="P1"><text:s text:c="12"/>std::cout &lt;&lt; curlBuffer &lt;&lt; std::endl;</text:p>
      <text:p text:style-name="P1"/>
      <text:p text:style-name="P1"><text:s text:c="12"/>return(0);</text:p>
      <text:p text:style-name="P1"/>
      <text:p text:style-name="P1"><text:s text:c="8"/>} else {</text:p>
      <text:p text:style-name="P1"/>
      <text:p text:style-name="P1"><text:s text:c="12"/>std::cout &lt;&lt; "Ошибка(" &lt;&lt; curlResult &lt;&lt; "): " &lt;&lt; curlErrorBuffer &lt;&lt; std::endl;</text:p>
      <text:p text:style-name="P1"/>
      <text:p text:style-name="P1"><text:s text:c="12"/>return(-1);</text:p>
      <text:p text:style-name="P1"/>
      <text:p text:style-name="P1"><text:s text:c="8"/>}</text:p>
      <text:p text:style-name="P1"/>
      <text:p text:style-name="P1"/>
      <text:p text:style-name="P1"/>
      <text:p text:style-name="P1"><text:s text:c="4"/>}</text:p>
      <text:p text:style-name="P1"/>
      <text:p text:style-name="P1"><text:s text:c="4"/>return 0;</text:p>
      <text:p text:style-name="P1"/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9:39:01.131913007</meta:creation-date>
    <dc:date>2024-10-07T17:02:32.897743176</dc:date>
    <meta:editing-duration>PT4M1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27" meta:word-count="443" meta:character-count="4903" meta:non-whitespace-character-count="3916"/>
  </office:meta>
</office:document-meta>
</file>